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 table:number-columns-repeated="7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table:number-columns-repeated="6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11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49" table:default-cell-style-name="ce81"/>
        <table:table-column table:style-name="co4" table:number-columns-repeated="5" table:default-cell-style-name="ce81"/>
        <table:table-column table:style-name="co4" table:number-columns-repeated="967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 table:number-columns-repeated="14"/>
          <table:table-cell table:style-name="ce88" table:number-columns-repeated="40"/>
          <table:table-cell table:style-name="ce91" table:number-columns-repeated="927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35" office:value-type="string" calcext:value-type="string">
            <text:p>TP parcours (liste, dictionnaire)</text:p>
          </table:table-cell>
          <table:table-cell table:style-name="ce93" office:value-type="string" calcext:value-type="string">
            <text:p>parcours séquentiel</text:p>
          </table:table-cell>
          <table:table-cell table:style-name="ce46" office:value-type="string" calcext:value-type="string">
            <text:p>tri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csv</text:p>
          </table:table-cell>
          <table:table-cell table:style-name="ce46" table:number-columns-repeated="10"/>
          <table:table-cell table:style-name="ce89" table:number-columns-repeated="40"/>
          <table:table-cell table:number-columns-repeated="927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table:number-columns-repeated="3"/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table:number-columns-repeated="16"/>
          <table:table-cell table:style-name="ce90" table:number-columns-repeated="40"/>
          <table:table-cell table:style-name="ce92" table:number-columns-repeated="927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5"/>
          <table:table-cell table:number-columns-repeated="5" table:style-name="ce9" office:value-type="string" calcext:value-type="string">
            <text:p>distance</text:p>
          </table:table-cell>
          <table:table-cell table:style-name="ce9" table:number-columns-repeated="16"/>
          <table:table-cell table:style-name="ce88" table:number-columns-repeated="40"/>
          <table:table-cell table:style-name="ce91" table:number-columns-repeated="927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59" table:default-cell-style-name="ce81"/>
        <table:table-column table:style-name="co3" table:number-columns-repeated="8" table:default-cell-style-name="Default"/>
        <table:table-column table:style-name="co4" table:number-columns-repeated="952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table:number-columns-repeated="5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20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7" office:value-type="string" calcext:value-type="string">
            <text:p>Programmation dynamique – alignement</text:p>
          </table:table-cell>
          <table:table-cell table:style-name="ce83"/>
          <table:table-cell table:style-name="ce46" office:value-type="string" calcext:value-type="string">
            <text:p>protocole de routage (algo graphes)</text:p>
          </table:table-cell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20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8" calcext:value-type="date">
            <text:p>8 mars</text:p>
          </table:table-cell>
          <table:table-cell table:style-name="ce31" table:number-columns-repeated="11"/>
          <table:table-cell table:style-name="ce32" table:number-columns-repeated="40"/>
          <table:table-cell table:style-name="ce33" table:number-columns-repeated="920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12"/>
          <table:table-cell table:style-name="ce88" table:number-columns-repeated="40"/>
          <table:table-cell table:style-name="ce91" table:number-columns-repeated="920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55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55"/>
          <table:table-cell table:number-columns-repeated="966"/>
        </table:table-row>
        <table:table-row table:style-name="ro5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52"/>
          <table:table-cell table:number-columns-repeated="966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2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6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66"/>
        </table:table-row>
        <table:table-row table:style-name="ro5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55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0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66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66"/>
        </table:table-row>
        <table:table-row table:style-name="ro9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66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966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56"/>
          <table:table-cell table:number-columns-repeated="966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45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1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44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1"/>
          <table:table-cell table:number-columns-repeated="966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2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3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44"/>
          <table:table-cell table:number-columns-repeated="966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6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6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56"/>
          <table:table-cell table:number-columns-repeated="966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5:12:17.901435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3-05T23:04:15.444040103</dc:date>
    <meta:editing-duration>P150DT5H37M24S</meta:editing-duration>
    <meta:editing-cycles>783</meta:editing-cycles>
    <meta:generator>LibreOffice/6.1.5.2$Linux_X86_64 LibreOffice_project/10$Build-2</meta:generator>
    <meta:document-statistic meta:table-count="3" meta:cell-count="899" meta:object-count="0"/>
  </office:meta>
</office:document-meta>
</file>